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0.779cm" table:align="margins"/>
    </style:style>
    <style:style style:name="Tableau1.A" style:family="table-column">
      <style:table-column-properties style:column-width="20.779cm" style:rel-column-width="65535*"/>
    </style:style>
    <style:style style:name="Tableau1.A1" style:family="table-cell">
      <style:table-cell-properties fo:padding="0.097cm" fo:border="none"/>
    </style:style>
    <style:style style:name="Tableau1.5" style:family="table-row">
      <style:table-row-properties style:min-row-height="0.427cm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0.279cm" fo:margin-bottom="0.889cm" fo:margin-left="0.533cm" fo:margin-right="0.27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MP1"><text:text-input text:description="&lt;company.name&gt;">&lt;company.name&gt;</text:text-input> blabla</text:p>
            </table:table-cell>
          </table:table-row>
          <table:table-row>
            <table:table-cell table:style-name="Tableau1.A1" office:value-type="string">
              <text:p text:style-name="MP2">Dr FRANCOIS</text:p>
            </table:table-cell>
          </table:table-row>
          <table:table-row>
            <table:table-cell table:style-name="Tableau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au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au1.5">
            <table:table-cell table:style-name="Tableau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-left>
      <style:footer>
        <text:p text:style-name="Footer">Proot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4-01-15T12:11:48</dc:date>
    <meta:editing-duration>PT6H45M44S</meta:editing-duration>
    <meta:editing-cycles>38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11" meta:word-count="28" meta:character-count="254" meta:non-whitespace-character-count="237"/>
  </office:meta>
</office:document-meta>
</file>